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df13" officeooo:paragraph-rsid="000fdf1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2d4f5" officeooo:paragraph-rsid="0012d4f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2d4f5"/>
    </style:style>
    <style:style style:name="P4" style:family="paragraph" style:parent-style-name="Standard">
      <style:paragraph-properties fo:text-align="start" style:justify-single-word="false"/>
      <style:text-properties officeooo:paragraph-rsid="001332ca"/>
    </style:style>
    <style:style style:name="P5" style:family="paragraph" style:parent-style-name="Standard">
      <style:paragraph-properties fo:text-align="start" style:justify-single-word="false"/>
      <style:text-properties officeooo:paragraph-rsid="0014c8d1"/>
    </style:style>
    <style:style style:name="P6" style:family="paragraph" style:parent-style-name="Standard">
      <style:paragraph-properties fo:text-align="start" style:justify-single-word="false"/>
      <style:text-properties officeooo:paragraph-rsid="0014e6e0"/>
    </style:style>
    <style:style style:name="P7" style:family="paragraph" style:parent-style-name="Standard">
      <style:paragraph-properties fo:text-align="start" style:justify-single-word="false"/>
      <style:text-properties officeooo:rsid="001332ca" officeooo:paragraph-rsid="001332ca"/>
    </style:style>
    <style:style style:name="P8" style:family="paragraph" style:parent-style-name="Standard">
      <style:paragraph-properties fo:text-align="start" style:justify-single-word="false"/>
      <style:text-properties officeooo:rsid="00185e56" officeooo:paragraph-rsid="00185e56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332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332ca" officeooo:paragraph-rsid="001332c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43f6e" officeooo:paragraph-rsid="0014c8d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43f6e" officeooo:paragraph-rsid="0027a6d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e6e0" officeooo:paragraph-rsid="0014c8d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e6e0" officeooo:paragraph-rsid="0014e6e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7c23" officeooo:paragraph-rsid="0014e6e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a439a" officeooo:paragraph-rsid="0014e6e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bb797" officeooo:paragraph-rsid="0014e6e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e599" officeooo:paragraph-rsid="00293e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4e6e0" officeooo:paragraph-rsid="0014e6e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bb797" officeooo:paragraph-rsid="0014e6e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d26bb" officeooo:paragraph-rsid="0014e6e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d2906" officeooo:paragraph-rsid="0014e6e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e5fe2" officeooo:paragraph-rsid="0014e6e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e5fe2" officeooo:paragraph-rsid="00205f7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2ce5f6" officeooo:paragraph-rsid="003e0a9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05f76" officeooo:paragraph-rsid="0014e6e0" fo:background-color="#fffff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1e599" officeooo:paragraph-rsid="0014e6e0" fo:background-color="#fffff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1e599" officeooo:paragraph-rsid="00293ecc" fo:background-color="#ffff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261801" officeooo:paragraph-rsid="00261801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4c8d1"/>
    </style:style>
    <style:style style:name="P32" style:family="paragraph" style:parent-style-name="Standard">
      <style:paragraph-properties fo:text-align="start" style:justify-single-word="false"/>
      <style:text-properties officeooo:paragraph-rsid="0014e6e0"/>
    </style:style>
    <style:style style:name="P33" style:family="paragraph" style:parent-style-name="Standard">
      <style:paragraph-properties fo:text-align="start" style:justify-single-word="false"/>
      <style:text-properties officeooo:paragraph-rsid="00230af5"/>
    </style:style>
    <style:style style:name="P34" style:family="paragraph" style:parent-style-name="Standard">
      <style:paragraph-properties fo:text-align="start" style:justify-single-word="false"/>
      <style:text-properties officeooo:paragraph-rsid="0027a6db"/>
    </style:style>
    <style:style style:name="P35" style:family="paragraph" style:parent-style-name="Standard">
      <style:paragraph-properties fo:text-align="start" style:justify-single-word="false"/>
      <style:text-properties officeooo:paragraph-rsid="002e7945"/>
    </style:style>
    <style:style style:name="P36" style:family="paragraph" style:parent-style-name="Standard">
      <style:paragraph-properties fo:text-align="start" style:justify-single-word="false"/>
      <style:text-properties officeooo:paragraph-rsid="003329da"/>
    </style:style>
    <style:style style:name="P37" style:family="paragraph" style:parent-style-name="Standard">
      <style:paragraph-properties fo:text-align="start" style:justify-single-word="false"/>
      <style:text-properties officeooo:paragraph-rsid="0034433a"/>
    </style:style>
    <style:style style:name="P38" style:family="paragraph" style:parent-style-name="Standard">
      <style:paragraph-properties fo:text-align="start" style:justify-single-word="false"/>
      <style:text-properties officeooo:paragraph-rsid="00293ecc"/>
    </style:style>
    <style:style style:name="P39" style:family="paragraph" style:parent-style-name="Standard">
      <style:paragraph-properties fo:text-align="start" style:justify-single-word="false"/>
      <style:text-properties officeooo:paragraph-rsid="003e0a94"/>
    </style:style>
    <style:style style:name="P40" style:family="paragraph" style:parent-style-name="Standard">
      <style:paragraph-properties fo:text-align="start" style:justify-single-word="false"/>
      <style:text-properties officeooo:paragraph-rsid="00400655"/>
    </style:style>
    <style:style style:name="P41" style:family="paragraph" style:parent-style-name="Standard">
      <style:paragraph-properties fo:text-align="center" style:justify-single-word="false"/>
      <style:text-properties officeooo:paragraph-rsid="000fdf13"/>
    </style:style>
    <style:style style:name="P42" style:family="paragraph" style:parent-style-name="Standard">
      <style:paragraph-properties fo:text-align="start" style:justify-single-word="false"/>
      <style:text-properties officeooo:rsid="0021e599" officeooo:paragraph-rsid="0021e599"/>
    </style:style>
    <style:style style:name="P43" style:family="paragraph" style:parent-style-name="Standard">
      <style:paragraph-properties fo:text-align="start" style:justify-single-word="false"/>
      <style:text-properties fo:font-size="16pt" fo:font-weight="bold" officeooo:rsid="0021e599" officeooo:paragraph-rsid="0021e599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officeooo:rsid="002ce5f6" officeooo:paragraph-rsid="002ce5f6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2ce5f6" officeooo:paragraph-rsid="00363224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6pt" fo:font-weight="bold" officeooo:rsid="002ce5f6" officeooo:paragraph-rsid="003e0a94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font-weight="bold" officeooo:rsid="002debe3" officeooo:paragraph-rsid="002debe3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6pt" fo:font-weight="bold" officeooo:rsid="002debe3" officeooo:paragraph-rsid="00373fe8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6pt" fo:font-weight="bold" officeooo:rsid="003012d1" officeooo:paragraph-rsid="003012d1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officeooo:rsid="000fdf13" officeooo:paragraph-rsid="000fdf13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e599" officeooo:paragraph-rsid="0021e59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rsid="00327b1f" officeooo:paragraph-rsid="00327b1f"/>
    </style:style>
    <style:style style:name="P53" style:family="paragraph" style:parent-style-name="Standard">
      <style:paragraph-properties fo:text-align="start" style:justify-single-word="false"/>
      <style:text-properties officeooo:rsid="003329da" officeooo:paragraph-rsid="003329da"/>
    </style:style>
    <style:style style:name="P54" style:family="paragraph" style:parent-style-name="Standard">
      <style:paragraph-properties fo:text-align="start" style:justify-single-word="false"/>
      <style:text-properties officeooo:rsid="003329da" officeooo:paragraph-rsid="003e0a94"/>
    </style:style>
    <style:style style:name="P55" style:family="paragraph" style:parent-style-name="Standard">
      <style:paragraph-properties fo:text-align="start" style:justify-single-word="false"/>
      <style:text-properties officeooo:rsid="003329da" officeooo:paragraph-rsid="00400655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size="16pt" fo:font-weight="normal" officeooo:rsid="0012d4f5" style:font-size-asian="16pt" style:font-weight-asian="normal" style:font-size-complex="16pt" style:font-weight-complex="normal"/>
    </style:style>
    <style:style style:name="T2" style:family="text">
      <style:text-properties fo:font-size="16pt" fo:font-weight="bold" officeooo:rsid="0027a6db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2d4f5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fdf13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2b8076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0c366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441f64" style:font-size-asian="16pt" style:font-weight-asian="bold" style:font-size-complex="16pt" style:font-weight-complex="bold"/>
    </style:style>
    <style:style style:name="T8" style:family="text">
      <style:text-properties officeooo:rsid="001332c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c8d1" style:font-weight-asian="bold" style:font-weight-complex="bold"/>
    </style:style>
    <style:style style:name="T11" style:family="text">
      <style:text-properties fo:font-weight="bold" officeooo:rsid="00143f6e" style:font-weight-asian="bold" style:font-weight-complex="bold"/>
    </style:style>
    <style:style style:name="T12" style:family="text">
      <style:text-properties fo:font-weight="bold" officeooo:rsid="0027a6d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32ca" style:font-weight-asian="normal" style:font-weight-complex="normal"/>
    </style:style>
    <style:style style:name="T15" style:family="text">
      <style:text-properties fo:font-weight="normal" officeooo:rsid="0014c8d1" style:font-weight-asian="normal" style:font-weight-complex="normal"/>
    </style:style>
    <style:style style:name="T16" style:family="text">
      <style:text-properties fo:font-weight="normal" officeooo:rsid="00143f6e" style:font-weight-asian="normal" style:font-weight-complex="normal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332ca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4e6e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67c23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85e5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a439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bb79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0c366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30af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5eb09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4c8d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7a6db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27b1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329da" style:font-size-asian="12pt" style:font-weight-asian="normal" style:font-size-complex="12pt" style:font-weight-complex="normal"/>
    </style:style>
    <style:style style:name="T31" style:family="text">
      <style:text-properties fo:font-size="12pt" fo:font-weight="bold" officeooo:rsid="00167c23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a439a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4e6e0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0c366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style:text-underline-style="none" fo:font-weight="normal" officeooo:rsid="001bb797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size="12pt" style:text-underline-style="none" fo:font-weight="normal" officeooo:rsid="001d26bb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fo:font-size="12pt" style:text-underline-style="none" fo:font-weight="normal" officeooo:rsid="001d2906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fo:font-size="12pt" style:text-underline-style="none" fo:font-weight="normal" officeooo:rsid="001e5fe2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fo:font-size="12pt" style:text-underline-style="none" fo:font-weight="normal" officeooo:rsid="0021e599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fo:font-size="12pt" style:text-underline-style="none" fo:font-weight="normal" officeooo:rsid="0023be13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fo:font-size="12pt" style:text-underline-style="none" fo:font-weight="normal" officeooo:rsid="00230af5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fo:font-size="12pt" style:text-underline-style="none" fo:font-weight="normal" officeooo:rsid="002e7945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fo:font-size="12pt" style:text-underline-style="none" fo:font-weight="normal" officeooo:rsid="003198fc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fo:font-size="12pt" style:text-underline-style="none" fo:font-weight="normal" officeooo:rsid="003329da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fo:font-size="12pt" style:text-underline-style="none" fo:font-weight="normal" officeooo:rsid="0034433a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fo:font-size="12pt" style:text-underline-style="none" fo:font-weight="normal" officeooo:rsid="00400655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fo:font-size="12pt" style:text-underline-style="none" fo:font-weight="bold" officeooo:rsid="001bb797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fo:font-size="12pt" style:text-underline-style="none" fo:font-weight="bold" officeooo:rsid="001d26bb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fo:font-size="12pt" style:text-underline-style="none" fo:font-weight="bold" officeooo:rsid="001d2906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fo:font-size="12pt" style:text-underline-style="none" fo:font-weight="bold" officeooo:rsid="001e5fe2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fo:font-size="12pt" style:text-underline-style="none" fo:font-weight="bold" officeooo:rsid="00205f76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fo:font-size="12pt" style:text-underline-style="none" fo:font-weight="bold" officeooo:rsid="003329da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fo:font-size="12pt" style:text-underline-style="none" fo:font-weight="bold" officeooo:rsid="00400655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fo:font-size="12pt" style:text-underline-style="none" fo:font-weight="bold" officeooo:rsid="00405731" style:font-size-asian="12pt" style:font-weight-asian="bold" style:font-size-complex="12pt" style:font-weight-complex="bold"/>
    </style:style>
    <style:style style:name="T56" style:family="text">
      <style:text-properties fo:color="#000000" style:font-name="Liberation Serif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57" style:family="text">
      <style:text-properties fo:color="#000000" style:font-name="Liberation Serif" fo:font-size="12pt" style:text-underline-style="none" fo:font-weight="bold" officeooo:rsid="00205f76" fo:background-color="#ffffff" loext:char-shading-value="0" style:font-size-asian="12pt" style:font-weight-asian="bold" style:font-size-complex="12pt" style:font-weight-complex="bold"/>
    </style:style>
    <style:style style:name="T58" style:family="text">
      <style:text-properties fo:color="#000000" style:font-name="Liberation Serif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erif" fo:font-size="12pt" style:text-underline-style="none" fo:font-weight="normal" officeooo:rsid="00205f76" fo:background-color="#ffffff" loext:char-shading-value="0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erif" fo:font-size="12pt" style:text-underline-style="none" fo:font-weight="normal" officeooo:rsid="0021e599" fo:background-color="#ffffff" loext:char-shading-value="0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erif" fo:font-size="12pt" style:text-underline-style="none" fo:font-weight="normal" officeooo:rsid="00293ecc" fo:background-color="#ffffff" loext:char-shading-value="0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erif" fo:font-size="12pt" fo:font-weight="bold" fo:background-color="#ffffff" loext:char-shading-value="0" style:font-size-asian="12pt" style:font-weight-asian="bold" style:font-size-complex="12pt" style:font-weight-complex="bold"/>
    </style:style>
    <style:style style:name="T63" style:family="text">
      <style:text-properties fo:color="#000000" style:font-name="Liberation Serif" style:text-underline-style="none" fo:background-color="#ffffff" loext:char-shading-value="0"/>
    </style:style>
    <style:style style:name="T64" style:family="text">
      <style:text-properties fo:color="#000000" style:font-name="Liberation Serif" fo:font-size="16pt" style:text-underline-style="none" fo:font-weight="bold" officeooo:rsid="00205f76" fo:background-color="#ffffff" loext:char-shading-value="0" style:font-size-asian="16pt" style:font-weight-asian="bold" style:font-size-complex="16pt" style:font-weight-complex="bold"/>
    </style:style>
    <style:style style:name="T65" style:family="text">
      <style:text-properties fo:color="#000000" style:font-name="Liberation Serif" fo:font-size="16pt" style:text-underline-style="none" fo:font-weight="bold" officeooo:rsid="0021e599" fo:background-color="#ffffff" loext:char-shading-value="0" style:font-size-asian="16pt" style:font-weight-asian="bold" style:font-size-complex="16pt" style:font-weight-complex="bold"/>
    </style:style>
    <style:style style:name="T66" style:family="text">
      <style:text-properties fo:color="#000000" style:font-name="Liberation Serif" fo:font-size="16pt" style:text-underline-style="none" fo:font-weight="bold" officeooo:rsid="0027a6db" fo:background-color="#ffffff" loext:char-shading-value="0" style:font-size-asian="16pt" style:font-weight-asian="bold" style:font-size-complex="16pt" style:font-weight-complex="bold"/>
    </style:style>
    <style:style style:name="T67" style:family="text">
      <style:text-properties fo:color="#000000" style:font-name="Liberation Serif" fo:font-size="16pt" style:text-underline-style="none" fo:font-weight="bold" officeooo:rsid="00261801" fo:background-color="#ffffff" loext:char-shading-value="0" style:font-size-asian="16pt" style:font-weight-asian="bold" style:font-size-complex="16pt" style:font-weight-complex="bold"/>
    </style:style>
    <style:style style:name="T68" style:family="text">
      <style:text-properties fo:color="#000000" style:font-name="Liberation Serif" fo:font-size="16pt" style:text-underline-style="none" fo:font-weight="bold" officeooo:rsid="00293ecc" fo:background-color="#ffffff" loext:char-shading-value="0" style:font-size-asian="16pt" style:font-weight-asian="bold" style:font-size-complex="16pt" style:font-weight-complex="bold"/>
    </style:style>
    <style:style style:name="T69" style:family="text">
      <style:text-properties fo:color="#000000" style:font-name="Liberation Serif" fo:font-size="16pt" style:text-underline-style="none" fo:font-weight="bold" officeooo:rsid="00441f64" fo:background-color="#ffffff" loext:char-shading-value="0" style:font-size-asian="16pt" style:font-weight-asian="bold" style:font-size-complex="16pt" style:font-weight-complex="bold"/>
    </style:style>
    <style:style style:name="T70" style:family="text">
      <style:text-properties fo:color="#000000" style:text-line-through-style="none" style:text-line-through-type="none" style:font-name="Liberation Serif" fo:font-size="12pt" style:text-underline-style="none" fo:font-weight="bold" officeooo:rsid="00205f76" fo:background-color="#ffffff" loext:char-shading-value="0" style:font-size-asian="12pt" style:font-weight-asian="bold" style:font-size-complex="12pt" style:font-weight-complex="bold"/>
    </style:style>
    <style:style style:name="T71" style:family="text">
      <style:text-properties fo:color="#000000" style:text-line-through-style="none" style:text-line-through-type="none" style:font-name="Liberation Serif" fo:font-size="12pt" style:text-underline-style="none" fo:font-weight="normal" officeooo:rsid="001d2906" fo:background-color="#ffffff" loext:char-shading-value="0" style:font-size-asian="12pt" style:font-weight-asian="normal" style:font-size-complex="12pt" style:font-weight-complex="normal"/>
    </style:style>
    <style:style style:name="T72" style:family="text">
      <style:text-properties fo:color="#000000" style:text-line-through-style="none" style:text-line-through-type="none" style:font-name="Liberation Serif" fo:font-size="12pt" style:text-underline-style="none" fo:font-weight="normal" officeooo:rsid="003329da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color="#000000" style:text-line-through-style="none" style:text-line-through-type="none" style:font-name="Liberation Serif" fo:font-size="12pt" style:text-underline-style="none" fo:font-weight="normal" officeooo:rsid="0034433a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color="#000000" style:text-line-through-style="none" style:text-line-through-type="none" style:font-name="Liberation Serif" fo:font-size="12pt" style:text-underline-style="none" fo:font-weight="normal" officeooo:rsid="00400655" fo:background-color="#ffffff" loext:char-shading-value="0" style:font-size-asian="12pt" style:font-weight-asian="normal" style:font-size-complex="12pt" style:font-weight-complex="normal"/>
    </style:style>
    <style:style style:name="T75" style:family="text">
      <style:text-properties fo:color="#000000" style:text-line-through-style="none" style:text-line-through-type="none" style:font-name="Liberation Serif" fo:font-size="12pt" style:text-underline-style="solid" style:text-underline-width="auto" style:text-underline-color="font-color" fo:font-weight="bold" officeooo:rsid="001bb797" fo:background-color="#e8f2fe" loext:char-shading-value="0" style:font-size-asian="12pt" style:font-weight-asian="bold" style:font-size-complex="12pt" style:font-weight-complex="bold"/>
    </style:style>
    <style:style style:name="T76" style:family="text">
      <style:text-properties fo:color="#000000" style:text-line-through-style="none" style:text-line-through-type="none" style:font-name="Liberation Serif" fo:font-size="12pt" style:text-underline-style="solid" style:text-underline-width="auto" style:text-underline-color="font-color" fo:font-weight="bold" officeooo:rsid="001d2906" fo:background-color="#e8f2fe" loext:char-shading-value="0" style:font-size-asian="12pt" style:font-weight-asian="bold" style:font-size-complex="12pt" style:font-weight-complex="bold"/>
    </style:style>
    <style:style style:name="T77" style:family="text">
      <style:text-properties fo:color="#000000" style:text-underline-style="none" fo:background-color="#ffffff" loext:char-shading-value="0"/>
    </style:style>
    <style:style style:name="T78" style:family="text">
      <style:text-properties fo:color="#000000" style:text-underline-style="none" fo:background-color="#ffffff" loext:char-shading-value="0"/>
    </style:style>
    <style:style style:name="T79" style:family="text">
      <style:text-properties fo:color="#000000"/>
    </style:style>
    <style:style style:name="T80" style:family="text">
      <style:text-properties fo:color="#000000" fo:font-weight="normal" style:font-weight-asian="normal" style:font-weight-complex="normal"/>
    </style:style>
    <style:style style:name="T81" style:family="text">
      <style:text-properties fo:color="#000000"/>
    </style:style>
    <style:style style:name="T82" style:family="text">
      <style:text-properties fo:color="#000000" style:font-name="Liberation Serif" style:text-underline-style="none" officeooo:rsid="00293ecc" fo:background-color="#ffffff" loext:char-shading-value="0"/>
    </style:style>
    <style:style style:name="T83" style:family="text">
      <style:text-properties fo:color="#000000" style:font-name="Liberation Serif" style:text-underline-style="none" fo:background-color="#ffffff" loext:char-shading-value="0"/>
    </style:style>
    <style:style style:name="T84" style:family="text">
      <style:text-properties fo:color="#000000" style:font-name="Liberation Serif" style:text-underline-style="none" officeooo:rsid="002dbbad" fo:background-color="#ffffff" loext:char-shading-value="0"/>
    </style:style>
    <style:style style:name="T85" style:family="text">
      <style:text-properties fo:color="#000000" style:font-name="Liberation Serif" style:text-underline-style="none" officeooo:rsid="003b8cda" fo:background-color="#ffffff" loext:char-shading-value="0"/>
    </style:style>
    <style:style style:name="T86" style:family="text">
      <style:text-properties fo:color="#000000" style:font-name="Liberation Serif" style:text-underline-style="none" officeooo:rsid="003e0a94" fo:background-color="#ffffff" loext:char-shading-value="0"/>
    </style:style>
    <style:style style:name="T87" style:family="text">
      <style:text-properties fo:color="#000000" style:font-name="Liberation Serif" style:text-underline-style="none" officeooo:rsid="00405731" fo:background-color="#ffffff" loext:char-shading-value="0"/>
    </style:style>
    <style:style style:name="T88" style:family="text">
      <style:text-properties fo:color="#000000" style:font-name="Liberation Serif" style:text-underline-style="none" officeooo:rsid="00441f64" fo:background-color="#ffffff" loext:char-shading-value="0"/>
    </style:style>
    <style:style style:name="T89" style:family="text">
      <style:text-properties fo:color="#000000" style:font-name="Liberation Serif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90" style:family="text">
      <style:text-properties fo:color="#000000" style:font-name="Liberation Serif" fo:font-size="12pt" style:text-underline-style="none" fo:font-weight="normal" officeooo:rsid="002dbbad" fo:background-color="#ffffff" loext:char-shading-value="0" style:font-size-asian="10.5pt" style:font-weight-asian="normal" style:font-size-complex="12pt" style:font-weight-complex="normal"/>
    </style:style>
    <style:style style:name="T91" style:family="text">
      <style:text-properties fo:color="#000000" style:font-name="Liberation Serif" fo:font-size="12pt" style:text-underline-style="none" fo:font-weight="normal" officeooo:rsid="003012d1" fo:background-color="#ffffff" loext:char-shading-value="0" style:font-size-asian="10.5pt" style:font-weight-asian="normal" style:font-size-complex="12pt" style:font-weight-complex="normal"/>
    </style:style>
    <style:style style:name="T92" style:family="text">
      <style:text-properties fo:color="#000000" style:font-name="Liberation Serif" fo:font-size="12pt" style:text-underline-style="none" fo:font-weight="normal" officeooo:rsid="0031919a" fo:background-color="#ffffff" loext:char-shading-value="0" style:font-size-asian="10.5pt" style:font-weight-asian="normal" style:font-size-complex="12pt" style:font-weight-complex="normal"/>
    </style:style>
    <style:style style:name="T93" style:family="text">
      <style:text-properties fo:color="#000000" style:font-name="Liberation Serif" fo:font-size="12pt" style:text-underline-style="none" fo:font-weight="normal" officeooo:rsid="0034c749" fo:background-color="#ffffff" loext:char-shading-value="0" style:font-size-asian="10.5pt" style:font-weight-asian="normal" style:font-size-complex="12pt" style:font-weight-complex="normal"/>
    </style:style>
    <style:style style:name="T94" style:family="text">
      <style:text-properties fo:color="#000000" style:font-name="Liberation Serif" fo:font-size="12pt" style:text-underline-style="none" fo:font-weight="normal" officeooo:rsid="00373fe8" fo:background-color="#ffffff" loext:char-shading-value="0" style:font-size-asian="10.5pt" style:font-weight-asian="normal" style:font-size-complex="12pt" style:font-weight-complex="normal"/>
    </style:style>
    <style:style style:name="T95" style:family="text">
      <style:text-properties fo:color="#000000" style:font-name="Liberation Serif" fo:font-size="12pt" style:text-underline-style="none" fo:font-weight="normal" officeooo:rsid="00383d47" fo:background-color="#ffffff" loext:char-shading-value="0" style:font-size-asian="10.5pt" style:font-weight-asian="normal" style:font-size-complex="12pt" style:font-weight-complex="normal"/>
    </style:style>
    <style:style style:name="T96" style:family="text">
      <style:text-properties fo:color="#000000" style:font-name="Liberation Serif" fo:font-size="12pt" style:text-underline-style="none" fo:font-weight="normal" officeooo:rsid="0039d8f2" fo:background-color="#ffffff" loext:char-shading-value="0" style:font-size-asian="10.5pt" style:font-weight-asian="normal" style:font-size-complex="12pt" style:font-weight-complex="normal"/>
    </style:style>
    <style:style style:name="T97" style:family="text">
      <style:text-properties fo:color="#000000" style:font-name="Liberation Serif" fo:font-size="12pt" style:text-underline-style="none" fo:font-weight="normal" officeooo:rsid="003e0a94" fo:background-color="#ffffff" loext:char-shading-value="0" style:font-size-asian="10.5pt" style:font-weight-asian="normal" style:font-size-complex="12pt" style:font-weight-complex="normal"/>
    </style:style>
    <style:style style:name="T98" style:family="text">
      <style:text-properties fo:color="#000000" style:font-name="Liberation Serif" fo:font-size="12pt" style:text-underline-style="none" fo:font-weight="normal" officeooo:rsid="00400655" fo:background-color="#ffffff" loext:char-shading-value="0" style:font-size-asian="10.5pt" style:font-weight-asian="normal" style:font-size-complex="12pt" style:font-weight-complex="normal"/>
    </style:style>
    <style:style style:name="T99" style:family="text">
      <style:text-properties fo:color="#000000" style:font-name="Liberation Serif" fo:font-size="12pt" style:text-underline-style="none" fo:font-weight="normal" officeooo:rsid="00404205" fo:background-color="#ffffff" loext:char-shading-value="0" style:font-size-asian="10.5pt" style:font-weight-asian="normal" style:font-size-complex="12pt" style:font-weight-complex="normal"/>
    </style:style>
    <style:style style:name="T100" style:family="text">
      <style:text-properties fo:color="#000000" style:font-name="Liberation Serif" fo:font-size="12pt" style:text-underline-style="none" fo:font-weight="normal" officeooo:rsid="00293ecc" fo:background-color="#ffffff" loext:char-shading-value="0" style:font-size-asian="12pt" style:font-weight-asian="normal" style:font-size-complex="12pt" style:font-weight-complex="normal"/>
    </style:style>
    <style:style style:name="T101" style:family="text">
      <style:text-properties fo:color="#000000" style:font-name="Liberation Serif" fo:font-size="12pt" style:text-underline-style="none" fo:font-weight="normal" officeooo:rsid="002b0205" fo:background-color="#ffffff" loext:char-shading-value="0" style:font-size-asian="12pt" style:font-weight-asian="normal" style:font-size-complex="12pt" style:font-weight-complex="normal"/>
    </style:style>
    <style:style style:name="T102" style:family="text">
      <style:text-properties fo:color="#000000" style:font-name="Liberation Serif" fo:font-size="12pt" style:text-underline-style="none" fo:font-weight="normal" officeooo:rsid="003c7dc1" fo:background-color="#ffffff" loext:char-shading-value="0" style:font-size-asian="12pt" style:font-weight-asian="normal" style:font-size-complex="12pt" style:font-weight-complex="normal"/>
    </style:style>
    <style:style style:name="T103" style:family="text">
      <style:text-properties fo:color="#000000" style:font-name="Liberation Serif" fo:font-size="12pt" style:text-underline-style="none" fo:font-weight="normal" officeooo:rsid="003e0a94" fo:background-color="#ffffff" loext:char-shading-value="0" style:font-size-asian="12pt" style:font-weight-asian="normal" style:font-size-complex="12pt" style:font-weight-complex="normal"/>
    </style:style>
    <style:style style:name="T104" style:family="text">
      <style:text-properties fo:color="#000000" style:font-name="Liberation Serif" fo:font-size="12pt" style:text-underline-style="solid" style:text-underline-width="auto" style:text-underline-color="font-color" fo:font-weight="bold" fo:background-color="#e8f2fe" loext:char-shading-value="0" style:font-size-asian="12pt" style:font-weight-asian="bold" style:font-size-complex="12pt" style:font-weight-complex="bold"/>
    </style:style>
    <style:style style:name="T105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106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107" style:family="text">
      <style:text-properties fo:color="#000000" style:font-name="Liberation Serif" fo:font-size="12pt" fo:font-weight="bold" fo:background-color="#e8f2fe" loext:char-shading-value="0" style:font-size-asian="12pt" style:font-weight-asian="bold" style:font-size-complex="12pt" style:font-weight-complex="bold"/>
    </style:style>
    <style:style style:name="T108" style:family="text">
      <style:text-properties fo:color="#000000" style:font-name="Liberation Serif" fo:font-size="12pt" fo:font-weight="normal" officeooo:rsid="003012d1" fo:background-color="#ffffff" loext:char-shading-value="0" style:font-size-asian="10.5pt" style:font-weight-asian="normal" style:font-size-complex="12pt" style:font-weight-complex="normal"/>
    </style:style>
    <style:style style:name="T109" style:family="text">
      <style:text-properties fo:color="#000000" style:font-name="Liberation Serif" fo:font-size="12pt" fo:font-weight="normal" officeooo:rsid="00373fe8" fo:background-color="#ffffff" loext:char-shading-value="0" style:font-size-asian="10.5pt" style:font-weight-asian="normal" style:font-size-complex="12pt" style:font-weight-complex="normal"/>
    </style:style>
    <style:style style:name="T110" style:family="text">
      <style:text-properties fo:color="#000000" style:font-name="Liberation Serif" fo:font-size="12pt" fo:font-weight="normal" officeooo:rsid="00400655" fo:background-color="#ffffff" loext:char-shading-value="0" style:font-size-asian="10.5pt" style:font-weight-asian="normal" style:font-size-complex="12pt" style:font-weight-complex="normal"/>
    </style:style>
    <style:style style:name="T111" style:family="text">
      <style:text-properties fo:color="#000000" style:font-name="Liberation Serif" fo:font-size="16pt" style:text-underline-style="none" fo:font-weight="bold" officeooo:rsid="002ce5f6" fo:background-color="#ffffff" loext:char-shading-value="0" style:font-size-asian="16pt" style:font-weight-asian="bold" style:font-size-complex="16pt" style:font-weight-complex="bold"/>
    </style:style>
    <style:style style:name="T112" style:family="text">
      <style:text-properties fo:color="#000000" style:font-name="Liberation Serif" fo:font-size="16pt" style:text-underline-style="none" fo:font-weight="bold" officeooo:rsid="0039d8f2" fo:background-color="#ffffff" loext:char-shading-value="0" style:font-size-asian="16pt" style:font-weight-asian="bold" style:font-size-complex="16pt" style:font-weight-complex="bold"/>
    </style:style>
    <style:style style:name="T113" style:family="text">
      <style:text-properties fo:color="#000000" style:font-name="Liberation Serif" fo:font-size="16pt" style:text-underline-style="none" fo:font-weight="bold" officeooo:rsid="003198fc" fo:background-color="#ffffff" loext:char-shading-value="0" style:font-size-asian="16pt" style:font-weight-asian="bold" style:font-size-complex="16pt" style:font-weight-complex="bold"/>
    </style:style>
    <style:style style:name="T114" style:family="text">
      <style:text-properties fo:color="#000000" style:font-name="Liberation Serif" fo:font-size="16pt" style:text-underline-style="none" fo:font-weight="bold" officeooo:rsid="00441f64" fo:background-color="#ffffff" loext:char-shading-value="0" style:font-size-asian="16pt" style:font-weight-asian="bold" style:font-size-complex="16pt" style:font-weight-complex="bold"/>
    </style:style>
    <style:style style:name="T115" style:family="text">
      <style:text-properties officeooo:rsid="0020c366"/>
    </style:style>
    <style:style style:name="T116" style:family="text">
      <style:text-properties officeooo:rsid="0014e6e0"/>
    </style:style>
    <style:style style:name="T117" style:family="text">
      <style:text-properties officeooo:rsid="00167c23"/>
    </style:style>
    <style:style style:name="T118" style:family="text">
      <style:text-properties fo:color="#7f0055" style:text-underline-style="none" fo:font-weight="bold" fo:background-color="#ffffff" loext:char-shading-value="0" style:font-weight-asian="bold"/>
    </style:style>
    <style:style style:name="T119" style:family="text">
      <style:text-properties fo:color="#7f0055" fo:font-weight="bold" style:font-weight-asian="bold"/>
    </style:style>
    <style:style style:name="T120" style:family="text">
      <style:text-properties officeooo:rsid="00293ecc"/>
    </style:style>
    <style:style style:name="T121" style:family="text">
      <style:text-properties style:font-name="Liberation Serif" officeooo:rsid="00293ecc"/>
    </style:style>
    <style:style style:name="T122" style:family="text">
      <style:text-properties style:font-name="Liberation Serif" officeooo:rsid="003b8cda"/>
    </style:style>
    <style:style style:name="T123" style:family="text">
      <style:text-properties officeooo:rsid="003b8cda"/>
    </style:style>
    <style:style style:name="T124" style:family="text">
      <style:text-properties officeooo:rsid="00417d31"/>
    </style:style>
    <style:style style:name="T125" style:family="text">
      <style:text-properties officeooo:rsid="00441f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4">Documentation </text:span><text:span text:style-name="T5">technique</text:span><text:span text:style-name="T4"> partie séquences </text:span><text:span text:style-name="T6">jumeau</text:span>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1266_3397810796" text:style-name="Index_20_Link" text:visited-style-name="Index_20_Link">I- Dépendances installées :<text:tab/>1</text:a></text:p>
          <text:p text:style-name="P9"><text:a xlink:type="simple" xlink:href="#__RefHeading___Toc1268_3397810796" text:style-name="Index_20_Link" text:visited-style-name="Index_20_Link">II- Contrôleur SequenceController.php :<text:tab/>2</text:a></text:p>
          <text:p text:style-name="P9"><text:a xlink:type="simple" xlink:href="#__RefHeading___Toc1270_3397810796" text:style-name="Index_20_Link" text:visited-style-name="Index_20_Link">III- Les dépendances incluses :<text:tab/>3</text:a></text:p>
          <text:p text:style-name="P9"><text:a xlink:type="simple" xlink:href="#__RefHeading___Toc1272_3397810796" text:style-name="Index_20_Link" text:visited-style-name="Index_20_Link">IV- Fonctions dans lesquelles on utilise les dépendances:<text:tab/>3</text:a></text:p>
          <text:p text:style-name="P9"><text:a xlink:type="simple" xlink:href="#__RefHeading___Toc1274_3397810796" text:style-name="Index_20_Link" text:visited-style-name="Index_20_Link">V- Les extensions twig : Localisées dans « src/twig/ »<text:tab/>3</text:a></text:p>
          <text:p text:style-name="P9"><text:a xlink:type="simple" xlink:href="#__RefHeading___Toc1276_3397810796" text:style-name="Index_20_Link" text:visited-style-name="Index_20_Link">VI- Templates dans lesquels elles sont appelées :<text:tab/>4</text:a></text:p>
          <text:p text:style-name="P9"><text:a xlink:type="simple" xlink:href="#__RefHeading___Toc1278_3397810796" text:style-name="Index_20_Link" text:visited-style-name="Index_20_Link">VII- Les extensions js : localisées dans « public/js/sequences/ »<text:tab/>4</text:a></text:p>
          <text:p text:style-name="P9"><text:a xlink:type="simple" xlink:href="#__RefHeading___Toc1280_3397810796" text:style-name="Index_20_Link" text:visited-style-name="Index_20_Link">VIII- Templates dans lesquels elles sont appelées :<text:tab/>4</text:a></text:p>
        </text:index-body>
      </text:table-of-content>
      <text:p text:style-name="P1"/>
      <text:p text:style-name="P1"/>
      <text:h text:style-name="Heading_20_1" text:outline-level="1"><text:bookmark-start text:name="__RefHeading___Toc1266_3397810796"/><text:span text:style-name="T7">I- </text:span><text:span text:style-name="T2">Dépendances</text:span><text:span text:style-name="T3"> installées :</text:span><text:bookmark-end text:name="__RefHeading___Toc1266_3397810796"/></text:h>
      <text:p text:style-name="P2"/>
      <text:p text:style-name="P3"><text:span text:style-name="T1">-</text:span>symfony/orm-pack</text:p>
      <text:p text:style-name="P3"/>
      <text:p text:style-name="P4"><text:span text:style-name="T8">Comment l’installer : Pour Eclipse, faire un clic droit sur le nom du projet puis aller sur « show in » puis « terminal ». Ensuite dans le terminal, taper : </text:span><text:span text:style-name="T9">composer require symfony/orm-pack</text:span><text:span text:style-name="T13">.</text:span></text:p>
      <text:p text:style-name="P10"/>
      <text:p text:style-name="P7"><text:span text:style-name="T13">L’endroit où je l’ai trouvé : </text:span><text:a xlink:type="simple" xlink:href="https://symfony.com/doc/current/doctrine.html" text:style-name="Internet_20_link" text:visited-style-name="Visited_20_Internet_20_Link"><text:span text:style-name="T13">https://symfony.com/doc/current/doctrine.html</text:span></text:a></text:p>
      <text:p text:style-name="P11"/>
      <text:p text:style-name="P11"/>
      <text:p text:style-name="P5"><text:span text:style-name="T1">-</text:span><text:span text:style-name="T16">symfony/</text:span><text:span text:style-name="T15">form</text:span></text:p>
      <text:p text:style-name="P12"/>
      <text:p text:style-name="P5"><text:span text:style-name="T14">Comment l’installer : Pour Eclipse, faire un clic droit sur le nom du projet puis aller sur « show in » puis « terminal ». Ensuite dans le terminal, taper : </text:span><text:span text:style-name="T11">composer require symfony/</text:span><text:span text:style-name="T10">form</text:span><text:span text:style-name="T15">.</text:span></text:p>
      <text:p text:style-name="P5"/>
      <text:p text:style-name="P5"><text:span text:style-name="T18">L’endroit où je l’ai trouvé : </text:span><text:a xlink:type="simple" xlink:href="https://symfony.com/doc/current/forms.html" text:style-name="Internet_20_link" text:visited-style-name="Visited_20_Internet_20_Link"><text:span text:style-name="T19">https://symfony.com/doc/current/forms.html</text:span></text:a></text:p>
      <text:p text:style-name="P5"><text:span text:style-name="T19"/></text:p>
      <text:p text:style-name="P5"><text:span text:style-name="T19"/></text:p>
      <text:p text:style-name="P34"><text:span text:style-name="T1">-</text:span><text:span text:style-name="T27">symfony/filesystem</text:span></text:p>
      <text:p text:style-name="P13"/>
      <text:p text:style-name="P34"><text:span text:style-name="T14">Comment l’installer : Pour Eclipse, faire un clic droit sur le nom du projet puis aller sur « show in » puis « terminal ». Ensuite dans le terminal, taper : </text:span><text:span text:style-name="T11">composer require symfony/</text:span><text:span text:style-name="T10">f</text:span><text:span text:style-name="T12">ilesystem</text:span><text:span text:style-name="T15">.</text:span></text:p>
      <text:p text:style-name="P34"/>
      <text:p text:style-name="P34"><text:span text:style-name="T18">L’endroit où je l’ai trouvé : </text:span><text:a xlink:type="simple" xlink:href="https://symfony.com/doc/current/components/filesystem.html" text:style-name="Internet_20_link" text:visited-style-name="Visited_20_Internet_20_Link"><text:span text:style-name="T28">https://symfony.com/doc/current/components/filesystem.html</text:span></text:a></text:p>
      <text:p text:style-name="P14"/>
      <text:p text:style-name="P14"/>
      <text:p text:style-name="P20">OU</text:p>
      <text:p text:style-name="P15"/>
      <text:p text:style-name="P15"/>
      <text:p text:style-name="P6"><text:soft-page-break/><text:span text:style-name="T19">dans le terminal </text:span><text:span text:style-name="T24">sur Eclipse</text:span><text:span text:style-name="T19"> on tape la commande : <text:s/></text:span><text:span text:style-name="T33">composer install </text:span><text:span text:style-name="T19">et ça va </text:span><text:span text:style-name="T24">installer</text:span><text:span text:style-name="T19"> toutes les dépendances nécessaires.</text:span></text:p>
      <text:p text:style-name="P6"><text:span text:style-name="T19"/></text:p>
      <text:h text:style-name="Heading_20_1" text:outline-level="1"><text:bookmark-start text:name="__RefHeading___Toc1268_3397810796"/><text:span text:style-name="T125">II- </text:span><text:span text:style-name="T124">C</text:span><text:span text:style-name="T116">ontr</text:span><text:span text:style-name="T115">ô</text:span><text:span text:style-name="T116">le</text:span><text:span text:style-name="T117">u</text:span><text:span text:style-name="T116">r SequenceController.php :</text:span><text:bookmark-end text:name="__RefHeading___Toc1268_3397810796"/></text:h>
      <text:p text:style-name="P15"/>
      <text:p text:style-name="P6"><text:span text:style-name="T19">Dans </text:span><text:span text:style-name="T25">ce contrôleur</text:span><text:span text:style-name="T19">, </text:span><text:span text:style-name="T24">il y a </text:span><text:span text:style-name="T20">plusieurs fonctions :</text:span></text:p>
      <text:p text:style-name="P16"/>
      <text:p text:style-name="P8"><text:span text:style-name="T20">L</text:span><text:span text:style-name="T17">eur utilité :</text:span></text:p>
      <text:p text:style-name="P16"/>
      <text:p text:style-name="P6"><text:span text:style-name="T20">-</text:span><text:span text:style-name="T31">accueilSequence()</text:span><text:span text:style-name="T34"> </text:span><text:span text:style-name="T31">: <text:s/></text:span><text:span text:style-name="T20">r</text:span><text:span text:style-name="T21">edirige </text:span><text:span text:style-name="T22">vers le template «accueilSequence.html.twig » </text:span><text:span text:style-name="T26">qui <text:s/></text:span><text:span text:style-name="T22">.</text:span></text:p>
      <text:p text:style-name="P17"/>
      <text:p text:style-name="P6"><text:span text:style-name="T22">-</text:span><text:span text:style-name="T32">VerifNom($var) : </text:span><text:span text:style-name="T29">Prend en paramètre d’entrée la chaine de caractères saisie et v</text:span><text:span text:style-name="T23">érifie si le nom a déjà été saisi avant et si c’est le cas, on rajoute un chiffre au nom de la séquence qui s’incrémente automatiquement </text:span><text:span text:style-name="T29">et si rien n’est saisi, la séquence est nommé automatiquement « sequence ».</text:span></text:p>
      <text:p text:style-name="P52"><text:span text:style-name="T29">E</text:span><text:span text:style-name="T17">lle retourne </text:span><text:span text:style-name="T30">le nom du fichier.</text:span></text:p>
      <text:p text:style-name="P18"/>
      <text:p text:style-name="P18"/>
      <text:p text:style-name="P6"><text:span text:style-name="T48">-fluxJson(</text:span><text:span text:style-name="T53">$var</text:span><text:span text:style-name="T48">) :</text:span><text:span text:style-name="T36"> <text:s/></text:span><text:span text:style-name="T45">Prend en paramètre d’entrée les flux de données et </text:span><text:span text:style-name="T36">modifie la structure d</text:span><text:span text:style-name="T45">es flux de données </text:span><text:span text:style-name="T36">pour avoir plusieurs tableaux associatifs clé-valeur </text:span><text:span text:style-name="T45">ayant chacun</text:span><text:span text:style-name="T36"> 6 valeurs. </text:span></text:p>
      <text:p text:style-name="P53"><text:span text:style-name="T36">R</text:span><text:span text:style-name="T35">etourne le tableau encodé en json.</text:span></text:p>
      <text:p text:style-name="P21"/>
      <text:p text:style-name="P36"><text:span text:style-name="T36">-</text:span><text:span text:style-name="T49">ren</text:span><text:span text:style-name="T55">ommer</text:span><text:span text:style-name="T48">(</text:span><text:span text:style-name="T75">$nomFichierSequence</text:span><text:span text:style-name="T105">, </text:span><text:span text:style-name="T105">Request</text:span><text:span text:style-name="T105"> </text:span><text:span text:style-name="T104">$request</text:span><text:span text:style-name="T105">, </text:span><text:span text:style-name="T105">SequenceRepository</text:span><text:span text:style-name="T105"> </text:span><text:span text:style-name="T104">$repo</text:span><text:span text:style-name="T105">, </text:span><text:span text:style-name="T105">EntityManagerInterface</text:span><text:span text:style-name="T105"> </text:span><text:span text:style-name="T104">$manager</text:span><text:span text:style-name="T48">) :</text:span><text:span text:style-name="T36"> <text:s text:c="2"/></text:span><text:span text:style-name="T37">Permet de renommer </text:span><text:span text:style-name="T45">la séquence donnée en premier paramètre</text:span><text:span text:style-name="T37"> </text:span><text:span text:style-name="T45">d’entrée</text:span><text:span text:style-name="T37"> </text:span><text:span text:style-name="T38">en utlisant la fonction VerifNom() qui permet de vérifier si le nom par lequel on veut renommer la séquence a déjà </text:span><text:span text:style-name="T45">été utilisé</text:span><text:span text:style-name="T38"> une fois avant.</text:span></text:p>
      <text:p text:style-name="P53"><text:span text:style-name="T38">L</text:span><text:span text:style-name="T35">e paramètre d’entrée $repo permet de récupérer dans la base de données la séquence ayant le nom donné en premier paramètre.</text:span></text:p>
      <text:p text:style-name="P37"><text:span text:style-name="T38">L</text:span><text:span text:style-name="T45">e paramètre d’entrée $</text:span><text:span text:style-name="T46">manager permet d’enregistrer la séquence dans la base de données une fois le nom modifié.</text:span></text:p>
      <text:p text:style-name="P35"><text:span text:style-name="T40">A </text:span><text:span text:style-name="T42">la fin de la fonction, si on a soumis le formulaire, on est renvoyé vers la route «sequence_selectionnerSequence » qui récupère tous les él</text:span><text:span text:style-name="T41">é</text:span><text:span text:style-name="T42">ments de la base de données et ensuite retourne le template « </text:span><text:span text:style-name="T41">formulaireSequence</text:span><text:span text:style-name="T42">.html.twig » qui va afficher toutes les séquences </text:span><text:span text:style-name="T43">ainsi que la séquence renommée.</text:span></text:p>
      <text:p text:style-name="P53"><text:span text:style-name="T43"/></text:p>
      <text:p text:style-name="P22"/>
      <text:p text:style-name="P36"><text:span text:style-name="T37">-</text:span><text:span text:style-name="T50">enregistrer(</text:span><text:span text:style-name="T76">$nomFichierSequence</text:span><text:span text:style-name="T105">=</text:span><text:span text:style-name="T105">null</text:span><text:span text:style-name="T105">, </text:span><text:span text:style-name="T105">Request</text:span><text:span text:style-name="T105"> </text:span><text:span text:style-name="T104">$request</text:span><text:span text:style-name="T105">, </text:span><text:span text:style-name="T105">SequenceRepository</text:span><text:span text:style-name="T105"> </text:span><text:span text:style-name="T104">$repo</text:span><text:span text:style-name="T105">, </text:span><text:span text:style-name="T105">EntityManagerInterface</text:span><text:span text:style-name="T105"> </text:span><text:span text:style-name="T104">$manager</text:span><text:span text:style-name="T50">): </text:span><text:span text:style-name="T38">permet d’enregistrer </text:span><text:span text:style-name="T47">la séquence données en premier paramètre </text:span><text:span text:style-name="T38">en utilisant la fonction VerifNom() qui permet de vérifier si le nom a déjà </text:span><text:span text:style-name="T40">été </text:span><text:span text:style-name="T38">tapé une fois et la fonction fluxJson() qui permet de modifier la structure du fichier json en mettant plusieurs tableaux associatifs </text:span><text:span text:style-name="T40">clé valeur toutes les six valeurs.</text:span></text:p>
      <text:p text:style-name="P54"><text:span text:style-name="T38">L</text:span><text:span text:style-name="T35">e paramètre d’entrée $repo permet de récupérer dans la base de données la séquence ayant le nom donné en premier paramètre.</text:span></text:p>
      <text:p text:style-name="P39"><text:span text:style-name="T38">L</text:span><text:span text:style-name="T45">e paramètre d’entrée $</text:span><text:span text:style-name="T46">manager permet d’enregistrer </text:span><text:span text:style-name="T47">l’url de la séquence dans la base de données.</text:span></text:p>
      <text:p text:style-name="P33"><text:span text:style-name="T40">A </text:span><text:span text:style-name="T42">la fin de la fonction, si on a soumis le formulaire, on est renvoyé vers la route «sequence_selectionnerSequence » qui récupère tous les él</text:span><text:span text:style-name="T41">é</text:span><text:span text:style-name="T42">ments de la base de données et ensuite retourne le template « </text:span><text:span text:style-name="T41">formulaireSequence</text:span><text:span text:style-name="T42">.html.twig » qui va afficher toutes les séquences.</text:span></text:p>
      <text:p text:style-name="P6"><text:span text:style-name="T40"/></text:p>
      <text:p text:style-name="P23"/>
      <text:p text:style-name="P6"><text:soft-page-break/><text:span text:style-name="T38">-</text:span><text:span text:style-name="T50">afficher($var) : </text:span><text:span text:style-name="T47">Le premier paramètre est le fichier que l’on veut afficher. </text:span><text:span text:style-name="T38">Permet de récupérer le contenu </text:span><text:span text:style-name="T39">du fichier json qui contient les séquences et de l’afficher. </text:span><text:span text:style-name="T44">A la fin de la fonction, on est renvoyé vers le template « afficher.html.twig ».</text:span></text:p>
      <text:p text:style-name="P24"/>
      <text:p text:style-name="P40"><text:span text:style-name="T39">-</text:span><text:span text:style-name="T51">selectionnerSequence(SequenceRepository $</text:span><text:span text:style-name="T54">repo</text:span><text:span text:style-name="T51">) : </text:span><text:span text:style-name="T39">Sélectionne toutes les séquences dans la</text:span></text:p>
      <text:p text:style-name="P40"><text:span text:style-name="T39">table « sequence »et les renvoie sur le template « formulaireSequence.html.twig » </text:span><text:span text:style-name="T47">avec le repository.</text:span></text:p>
      <text:p text:style-name="P25"/>
      <text:p text:style-name="P25"/>
      <text:p text:style-name="P24"/>
      <text:p text:style-name="P40"><text:span text:style-name="T39">-</text:span><text:span text:style-name="T52">traitement(</text:span><text:span text:style-name="T70">EntityManagerInterface</text:span><text:span text:style-name="T62"> </text:span><text:span text:style-name="T56">$manager</text:span><text:span text:style-name="T62">, SequenceRepository </text:span><text:span text:style-name="T56">$repo</text:span><text:span text:style-name="T57">): </text:span></text:p>
      <text:p text:style-name="P55"><text:span text:style-name="T38">L</text:span><text:span text:style-name="T35">e paramètre d’entrée $repo permet de récupérer dans la base de données la séquence ayant le nom donné en premier paramètre.</text:span></text:p>
      <text:p text:style-name="P40"><text:span text:style-name="T71">L</text:span><text:span text:style-name="T72">e paramètre d’entrée $</text:span><text:span text:style-name="T73">manager permet d’enregistrer </text:span><text:span text:style-name="T74">l’url d’une</text:span><text:span text:style-name="T73"> séquence dans la base de données .</text:span></text:p>
      <text:p text:style-name="P40"><text:span text:style-name="T59">Récupère les informations des boutons du template «formulaireSequence.html.twig».</text:span></text:p>
      <text:p text:style-name="P27"/>
      <text:p text:style-name="P6"><text:span text:style-name="T59">-</text:span><text:span text:style-name="T57">suppressionFichier($var</text:span><text:span text:style-name="T62">, EntityManagerInterface </text:span><text:span text:style-name="T56">$manager</text:span><text:span text:style-name="T62">, SequenceRepository </text:span><text:span text:style-name="T56">$repo</text:span><text:span text:style-name="T57">) : </text:span><text:span text:style-name="T59">Permet de supprimer les séquences et de supprimer l’enregistrement de la base de données.</text:span></text:p>
      <text:p text:style-name="P6"><text:span text:style-name="T59"/></text:p>
      <text:h text:style-name="Heading_20_1" text:outline-level="1"><text:bookmark-start text:name="__RefHeading___Toc1270_3397810796"/><text:span text:style-name="T69">III- </text:span><text:span text:style-name="T64">L</text:span><text:span text:style-name="T65">es </text:span><text:span text:style-name="T66">dépendances</text:span><text:span text:style-name="T65"> incluses :</text:span><text:bookmark-end text:name="__RefHeading___Toc1270_3397810796"/></text:h>
      <text:p text:style-name="P43"><text:span text:style-name="T63"/></text:p>
      <text:p text:style-name="P51"><text:span text:style-name="T77">use</text:span><text:span text:style-name="T118"> </text:span><text:span text:style-name="T79">Symfony\Component\Filesystem\Filesystem;</text:span></text:p>
      <text:p text:style-name="P56"><text:span text:style-name="T80">use</text:span><text:span text:style-name="T119"> </text:span><text:span text:style-name="T79">Symfony\Component\Form\Extension\Core\Type\HiddenType;</text:span></text:p>
      <text:p text:style-name="P56"><text:span text:style-name="T80">use</text:span><text:span text:style-name="T119"> </text:span><text:span text:style-name="T79">Symfony\Component\Form\Extension\Core\Type\SubmitType;</text:span></text:p>
      <text:p text:style-name="P51"><text:span text:style-name="T79">use</text:span><text:span text:style-name="T119"> </text:span><text:span text:style-name="T79">Symfony\Component\Form\Extension\Core\Type\TextType;</text:span></text:p>
      <text:p text:style-name="P42"><text:span text:style-name="T58"/></text:p>
      <text:p text:style-name="P42"><text:span text:style-name="T58"/></text:p>
      <text:p text:style-name="P27"/>
      <text:h text:style-name="Heading_20_1" text:outline-level="1"><text:bookmark-start text:name="__RefHeading___Toc1272_3397810796"/><text:span text:style-name="T69">IV- </text:span><text:span text:style-name="T67">Fonctions </text:span><text:span text:style-name="T66">dans le</text:span><text:span text:style-name="T68">s</text:span><text:span text:style-name="T66">quelles</text:span><text:span text:style-name="T67"> on utilise les </text:span><text:span text:style-name="T66">dépendances</text:span><text:span text:style-name="T67">:</text:span><text:bookmark-end text:name="__RefHeading___Toc1272_3397810796"/></text:h>
      <text:p text:style-name="P30"/>
      <text:p text:style-name="P30"/>
      <text:p text:style-name="P28">-<text:span text:style-name="T120">Filesystem : </text:span><text:span text:style-name="T123">on l’utilise dans la fonction enregistrer pour pouvoir créer des dossiers.</text:span></text:p>
      <text:p text:style-name="P28"/>
      <text:p text:style-name="P38"><text:span text:style-name="T60">-</text:span><text:span text:style-name="T61">Form</text:span><text:span text:style-name="T61">\Extension\Core\Type\HiddenType : dans la fonction </text:span><text:span text:style-name="T101">enregistrer() pour ne pas afficher le champ ‘data’ </text:span><text:span text:style-name="T102">ça ne sert de l’afficher car </text:span><text:span text:style-name="T103">les données sont récupérées automatiquement.</text:span></text:p>
      <text:p text:style-name="P29"><text:span text:style-name="T121"/></text:p>
      <text:p text:style-name="P29"><text:span text:style-name="T121"/></text:p>
      <text:p text:style-name="P29"><text:span text:style-name="T121">- Form\Extension\Core\Type\SubmitType : </text:span><text:span text:style-name="T122">dans la fonction renommer() pour créer un bouton.</text:span></text:p>
      <text:p text:style-name="P29"><text:span text:style-name="T121"/></text:p>
      <text:p text:style-name="P29"><text:span text:style-name="T121"/></text:p>
      <text:p text:style-name="P19"><text:span text:style-name="T82">- </text:span><text:span text:style-name="T63">Form\Extension\Core\Type\TextType : </text:span><text:span text:style-name="T85">dans la fonction renommer() </text:span><text:span text:style-name="T86">pour spécifier que ce que l’on marque est du texte.</text:span></text:p>
      <text:p text:style-name="P19"><text:span text:style-name="T63"/></text:p>
      <text:h text:style-name="Heading_20_1" text:outline-level="1"><text:bookmark-start text:name="__RefHeading___Toc1274_3397810796"/><text:span text:style-name="T69">V- </text:span><text:span text:style-name="T111">Les </text:span><text:span text:style-name="T112">extensions</text:span><text:span text:style-name="T111"> </text:span><text:span text:style-name="T113">twig</text:span><text:span text:style-name="T111"> : <text:s/></text:span><text:span text:style-name="T90">Localisé</text:span><text:span text:style-name="T96">e</text:span><text:span text:style-name="T90">s dans « src/twig/ »</text:span><text:bookmark-end text:name="__RefHeading___Toc1274_3397810796"/></text:h>
      <text:p text:style-name="P44"><text:span text:style-name="T90"/></text:p>
      <text:p text:style-name="P26"><text:soft-page-break/><text:span text:style-name="T108">jsonMultiAsso </text:span><text:span text:style-name="T109">qui correspond au fichier « jsonMultiAsso.php » </text:span><text:span text:style-name="T110">permet de transfomrer un tableau en tableaux associatifs clé-valeur ayant chacun six valeurs.</text:span></text:p>
      <text:p text:style-name="P45"><text:span text:style-name="T91"/></text:p>
      <text:p text:style-name="P46"><text:span text:style-name="T91">-</text:span><text:span text:style-name="T97">affichageSequence </text:span><text:span text:style-name="T95">qui correspond au fichier « affichageSequence.php » </text:span><text:span text:style-name="T98">permet </text:span><text:span text:style-name="T99">de séparer une url en fonction du séparateur de linux ou de celui de windows.</text:span></text:p>
      <text:p text:style-name="P44"><text:span text:style-name="T90"/></text:p>
      <text:p text:style-name="P44"><text:span text:style-name="T90"/></text:p>
      <text:h text:style-name="Heading_20_1" text:outline-level="1"><text:bookmark-start text:name="__RefHeading___Toc1276_3397810796"/><text:span text:style-name="T88">VI- </text:span><text:span text:style-name="T84">T</text:span><text:span text:style-name="T63">emplates dans lesquels </text:span><text:span text:style-name="T87">elles</text:span><text:span text:style-name="T63"> sont appelé</text:span><text:span text:style-name="T87">e</text:span><text:span text:style-name="T63">s :</text:span><text:bookmark-end text:name="__RefHeading___Toc1276_3397810796"/></text:h>
      <text:p text:style-name="P47"><text:span text:style-name="T63"/></text:p>
      <text:p text:style-name="P47"><text:span text:style-name="T63"/></text:p>
      <text:p text:style-name="P47"><text:span text:style-name="T89">-</text:span><text:span text:style-name="T91">jsonMultiAsso, </text:span><text:span text:style-name="T94">qui correspond au fichier « jsonMultiAsso.php », </text:span><text:span text:style-name="T96">est appelé dans le template « afficher.html.twig.</text:span></text:p>
      <text:p text:style-name="P47"><text:span text:style-name="T91"/></text:p>
      <text:p text:style-name="P47"><text:span text:style-name="T91"/></text:p>
      <text:p text:style-name="P47"><text:span text:style-name="T91"/></text:p>
      <text:p text:style-name="P47"><text:span text:style-name="T91">-</text:span><text:span text:style-name="T95">affichageSequence, qui correspond au fichier « affichageSequence.php », </text:span><text:span text:style-name="T96">est appelé dans le template.</text:span></text:p>
      <text:p text:style-name="P47"><text:span text:style-name="T96"/></text:p>
      <text:p text:style-name="P47"><text:span text:style-name="T91"/></text:p>
      <text:p text:style-name="P47"><text:span text:style-name="T91"/></text:p>
      <text:p text:style-name="P47"><text:span text:style-name="T91"/></text:p>
      <text:h text:style-name="Heading_20_1" text:outline-level="1"><text:bookmark-start text:name="__RefHeading___Toc1278_3397810796"/><text:span text:style-name="T88">VII- </text:span><text:span text:style-name="T63">Les extensions js : </text:span><text:span text:style-name="T89">localisé</text:span><text:span text:style-name="T93">e</text:span><text:span text:style-name="T89">s dans « public/js/sequences/ »</text:span><text:bookmark-end text:name="__RefHeading___Toc1278_3397810796"/></text:h>
      <text:p text:style-name="P49"><text:span text:style-name="T89"/></text:p>
      <text:p text:style-name="P49"><text:span text:style-name="T89">- sequence.js </text:span><text:span text:style-name="T93">qui permet </text:span><text:span text:style-name="T95">de présenter des tableaux plus facilement.</text:span></text:p>
      <text:p text:style-name="P49"><text:span text:style-name="T89"/></text:p>
      <text:p text:style-name="P49"><text:span text:style-name="T89">-enregistrer_sequence.js qui permet de se connecter au serveur du robot qui afficher les données en local.</text:span></text:p>
      <text:p text:style-name="P47"><text:span text:style-name="T89"/></text:p>
      <text:p text:style-name="P47"><text:span text:style-name="T89"/></text:p>
      <text:p text:style-name="P47"><text:span text:style-name="T89"/></text:p>
      <text:h text:style-name="Heading_20_1" text:outline-level="1"><text:bookmark-start text:name="__RefHeading___Toc1280_3397810796"/><text:span text:style-name="T88">VIII- </text:span><text:span text:style-name="T84">T</text:span><text:span text:style-name="T63">emplates dans lesquels </text:span><text:span text:style-name="T85">elles</text:span><text:span text:style-name="T63"> sont appelé</text:span><text:span text:style-name="T85">e</text:span><text:span text:style-name="T63">s :</text:span><text:bookmark-end text:name="__RefHeading___Toc1280_3397810796"/></text:h>
      <text:p text:style-name="P47"><text:span text:style-name="T89"/></text:p>
      <text:p text:style-name="P47"><text:span text:style-name="T89"/></text:p>
      <text:p text:style-name="P47"><text:span text:style-name="T89">-</text:span><text:span text:style-name="T92">sequence.js : il est appelé dans le template «  formulaireSequence.html.twig » </text:span><text:span text:style-name="T94">car dans le fichier « sequence.js » il y a un plugin jquery qui permet de présenter des tableaux plus facilement avec des fonctionnalités existantes comme la pagination, le tri que ce soit par date, par ligne...</text:span></text:p>
      <text:p text:style-name="P47"><text:span text:style-name="T92"/></text:p>
      <text:p text:style-name="P48"><text:span text:style-name="T92">- </text:span><text:span text:style-name="T91">enregistrer_sequence.js : </text:span><text:span text:style-name="T92">il est appelé dans le template « save.html.twig » </text:span><text:span text:style-name="T94">parce que c’est le fichier « enregistrer</text:span><text:span text:style-name="T95">_s</text:span><text:span text:style-name="T94">equence.js » qui va accéder au serveur du robot et récupérer les données.</text:span></text:p>
      <text:p text:style-name="P48"><text:span text:style-name="T92"/></text:p>
      <text:p text:style-name="P44"><text:span text:style-name="T63"/></text:p>
      <text:p text:style-name="P44"><text:span text:style-name="T63"/></text:p>
      <text:p text:style-name="P44"><text:span text:style-name="T63"/></text:p>
      <text:p text:style-name="P44"><text:soft-page-break/><text:span text:style-name="T6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0T12:59:12.613000000</meta:creation-date>
    <meta:editing-duration>PT49M18S</meta:editing-duration>
    <meta:editing-cycles>9</meta:editing-cycles>
    <meta:generator>LibreOffice/6.4.4.2$Windows_X86_64 LibreOffice_project/3d775be2011f3886db32dfd395a6a6d1ca2630ff</meta:generator>
    <dc:date>2020-06-22T23:16:20.975000000</dc:date>
    <meta:document-statistic meta:table-count="0" meta:image-count="0" meta:object-count="0" meta:page-count="5" meta:paragraph-count="69" meta:word-count="1045" meta:character-count="7147" meta:non-whitespace-character-count="6161"/>
  </office:meta>
</office:document-meta>
</file>